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adb4" officeooo:paragraph-rsid="001aadb4"/>
    </style:style>
    <style:style style:name="P2" style:family="paragraph" style:parent-style-name="Standard">
      <style:paragraph-properties fo:text-align="start" style:justify-single-word="false"/>
      <style:text-properties officeooo:rsid="001aadb4" officeooo:paragraph-rsid="001aadb4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bce2a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bce2a" officeooo:paragraph-rsid="001bce2a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ebsite Name</text:span> </text:p>
      <text:p text:style-name="P1"/>
      <text:p text:style-name="P2"/>
      <text:list xml:id="list4198167928" text:style-name="L1">
        <text:list-header>
          <text:p text:style-name="P4"/>
        </text:list-header>
        <text:list-item>
          <text:p text:style-name="P3">Akansha's Learning Hub</text:p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03:25:54.047383885</meta:creation-date>
    <dc:date>2024-06-30T10:50:22.141008277</dc:date>
    <meta:editing-duration>PT18M4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" meta:word-count="6" meta:character-count="37" meta:non-whitespace-character-count="33"/>
  </office:meta>
</office:document-meta>
</file>